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SWorkflowComponent.setEndpoints( OSWorkflowEndpoint [ ] end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WorkflowComponent.get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WorkflowComponent.getEndpoint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WorkflowComponent.getConfigured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